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B0000011F94837026E79273E9.png" manifest:media-type="image/png"/>
  <manifest:file-entry manifest:full-path="Pictures/10000000000000BD0000010A49C7C43998BB456E.png" manifest:media-type="image/png"/>
  <manifest:file-entry manifest:full-path="Pictures/100000000000076F000002FC8292DEA6FA10DF87.png" manifest:media-type="image/png"/>
  <manifest:file-entry manifest:full-path="Pictures/10000000000000DC000000E52CD4B2F9621BF44F.png" manifest:media-type="image/png"/>
  <manifest:file-entry manifest:full-path="Pictures/10000000000000E1000000E1563E1C5C471C5428.png" manifest:media-type="image/png"/>
  <manifest:file-entry manifest:full-path="Pictures/10000201000000B50000005E2C9664509C10A6B0.png" manifest:media-type="image/png"/>
  <manifest:file-entry manifest:full-path="Pictures/10000000000000E2000000DF0242B6E41C4AE9A3.png" manifest:media-type="image/png"/>
  <manifest:file-entry manifest:full-path="Pictures/1000000000000779000000E8B7D855E7C9E198FE.png" manifest:media-type="image/png"/>
  <manifest:file-entry manifest:full-path="Pictures/10000000000000E4000000DDBCE0C723899CF6D3.png" manifest:media-type="image/png"/>
  <manifest:file-entry manifest:full-path="Pictures/1000000000000771000002F0193344F36F43BF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4.35cm" fo:min-width="1.5cm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3.875cm"/>
    </style:style>
    <style:style style:name="gr5" style:family="graphic" style:parent-style-name="standard">
      <style:graphic-properties draw:textarea-horizontal-align="justify" draw:textarea-vertical-align="middle" draw:auto-grow-height="false" fo:min-height="0.084cm" fo:min-width="1.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5cm" fo:min-width="5.8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6.1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6.9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6.974cm"/>
    </style:style>
    <style:style style:name="gr10" style:family="graphic" style:parent-style-name="standard">
      <style:graphic-properties draw:textarea-horizontal-align="justify" draw:textarea-vertical-align="middle" draw:auto-grow-height="false" fo:min-height="2.216cm" fo:min-width="0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12" style:family="graphic" style:parent-style-name="standard">
      <style:graphic-properties draw:stroke="none" draw:fill="none" fo:min-height="3.073cm"/>
    </style:style>
    <style:style style:name="gr1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43.164cm, 0cm, 0cm)" draw:image-opacity="100%" style:mirror="none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30.362cm, 4.381cm, 0cm)" draw:image-opacity="100%" style:mirror="none"/>
    </style:style>
    <style:style style:name="gr1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5.842cm, 45.064cm, 4.381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434cm, 0cm, 20.42cm)" draw:image-opacity="100%" style:mirror="none"/>
    </style:style>
    <style:style style:name="gr1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852cm, 12.617cm, 10.627cm, 25.408cm)" draw:image-opacity="100%" style:mirror="none"/>
    </style:style>
    <style:style style:name="gr1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.271cm, 35.585cm, 8.164cm, 0cm)" draw:image-opacity="100%" style:mirror="none"/>
    </style:style>
    <style:style style:name="gr20" style:family="graphic" style:parent-style-name="standard">
      <style:graphic-properties draw:stroke="none" draw:fill="none" fo:min-height="2.973cm"/>
    </style:style>
    <style:style style:name="pr1" style:family="presentation" style:parent-style-name="Impress-title">
      <style:graphic-properties draw:stroke="none" draw:fill="none" fo:min-height="4.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draw:stroke="none" draw:fill="none" fo:min-height="1.306cm"/>
    </style:style>
    <style:style style:name="pr5" style:family="presentation" style:parent-style-name="Impress1-outline1">
      <style:graphic-properties draw:fill-color="#ffffff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11.9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text-properties style:font-size-asian="28pt"/>
    </style:style>
    <style:style style:name="P9" style:family="paragraph">
      <loext:graphic-properties draw:fill="none" draw:fill-color="#ffffff"/>
      <style:text-properties fo:font-size="22pt" style:font-size-asian="18pt" style:font-size-complex="22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22pt"/>
    </style:style>
    <style:style style:name="P15" style:family="paragraph">
      <style:text-properties style:font-size-asian="18pt"/>
    </style:style>
    <style:style style:name="P16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normal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ize-asian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text-underline-style="solid" style:text-underline-width="auto" style:text-underline-color="font-color" fo:font-weight="normal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custom-shape draw:style-name="gr1" draw:text-style-name="P1" draw:layer="layout" svg:width="2cm" svg:height="4.6cm" svg:x="0cm" svg:y="11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26.54cm" svg:height="7.593cm" svg:x="0.73cm" svg:y="4.307cm">
          <draw:image xlink:href="Pictures/10000201000003EB0000011F94837026E79273E9.png" xlink:type="simple" xlink:show="embed" xlink:actuate="onLoad">
            <text:p/>
          </draw:image>
        </draw:frame>
        <draw:frame presentation:style-name="pr1" draw:text-style-name="P3" draw:layer="layout" svg:width="24cm" svg:height="4.4cm" svg:x="2cm" svg:y="12.9cm">
          <draw:text-box>
            <text:p>コトタリ君</text:p>
            <text:p>～あなたの職場の不満を一掃！～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コンセプト</text:p>
          </draw:text-box>
        </draw:frame>
        <draw:frame draw:style-name="gr2" draw:text-style-name="P2" draw:layer="layout" svg:width="3.06cm" svg:height="4.14cm" svg:x="20.54cm" svg:y="5.4cm">
          <draw:image xlink:href="Pictures/10000000000000BD0000010A49C7C43998BB456E.png" xlink:type="simple" xlink:show="embed" xlink:actuate="onLoad">
            <text:p/>
          </draw:image>
        </draw:frame>
        <draw:frame draw:style-name="gr2" draw:text-style-name="P2" draw:layer="layout" svg:width="3.621cm" svg:height="3.623cm" svg:x="18.4cm" svg:y="7.977cm">
          <draw:image xlink:href="Pictures/10000000000000DC000000E52CD4B2F9621BF44F.png" xlink:type="simple" xlink:show="embed" xlink:actuate="onLoad">
            <text:p/>
          </draw:image>
        </draw:frame>
        <draw:frame draw:style-name="gr2" draw:text-style-name="P2" draw:layer="layout" svg:width="4.086cm" svg:height="3.928cm" svg:x="23.114cm" svg:y="7.272cm">
          <draw:image xlink:href="Pictures/10000000000000E1000000E1563E1C5C471C5428.png" xlink:type="simple" xlink:show="embed" xlink:actuate="onLoad">
            <text:p/>
          </draw:image>
        </draw:frame>
        <draw:frame draw:style-name="gr2" draw:text-style-name="P2" draw:layer="layout" svg:width="5.979cm" svg:height="5.899cm" svg:x="2.2cm" svg:y="5.701cm">
          <draw:image xlink:href="Pictures/10000000000000E2000000DF0242B6E41C4AE9A3.png" xlink:type="simple" xlink:show="embed" xlink:actuate="onLoad">
            <text:p/>
          </draw:image>
        </draw:frame>
        <draw:custom-shape draw:style-name="gr4" draw:text-style-name="P5" draw:layer="layout" svg:width="5cm" svg:height="2.6cm" svg:x="11.10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cm" svg:height="2.6cm" draw:transform="rotate (-3.1393237255622) translate (16.106cm 11.1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3" draw:layer="layout" svg:width="9.593cm" svg:height="1.556cm" svg:x="8.807cm" svg:y="11.4cm">
          <draw:text-box>
            <text:list text:style-name="L3">
              <text:list-item>
                <text:p>声が上に届かない</text:p>
              </text:list-item>
            </text:list>
          </draw:text-box>
        </draw:frame>
        <draw:frame presentation:style-name="pr4" draw:text-style-name="P3" draw:layer="layout" svg:width="5cm" svg:height="1.556cm" svg:x="2.4cm" svg:y="4.044cm">
          <draw:text-box>
            <text:list text:style-name="L3">
              <text:list-header>
                <text:p>経営者</text:p>
              </text:list-header>
            </text:list>
          </draw:text-box>
        </draw:frame>
        <draw:frame presentation:style-name="pr4" draw:text-style-name="P3" draw:layer="layout" svg:width="4cm" svg:height="1.556cm" svg:x="20.2cm" svg:y="4.044cm">
          <draw:text-box>
            <text:list text:style-name="L3">
              <text:list-header>
                <text:p>現場</text:p>
              </text:list-header>
            </text:list>
          </draw:text-box>
        </draw:frame>
        <draw:frame presentation:style-name="pr4" draw:text-style-name="P3" draw:layer="layout" svg:width="9.593cm" svg:height="1.556cm" svg:x="8.807cm" svg:y="4.044cm">
          <draw:text-box>
            <text:list text:style-name="L3">
              <text:list-item>
                <text:p>課題がわからない</text:p>
              </text:list-item>
            </text:list>
          </draw:text-box>
        </draw:frame>
        <draw:frame presentation:style-name="pr4" draw:text-style-name="P2" draw:layer="layout" svg:width="27.348cm" svg:height="1.556cm" svg:x="-0.648cm" svg:y="12.944cm">
          <draw:text-box>
            <text:list text:style-name="L3">
              <text:list-header>
                <text:p text:style-name="P5">（日本人は奥ゆかしいので）面と向かって不満が言えない</text:p>
              </text:list-header>
            </text:list>
          </draw:text-box>
        </draw:frame>
        <draw:custom-shape draw:style-name="gr5" draw:text-style-name="P5" draw:layer="layout" svg:width="4.6cm" svg:height="1cm" draw:transform="rotate (-3.1388001267866) translate (16.302cm 16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2cm" svg:height="4.071cm" svg:x="1.2cm" svg:y="16.2cm">
          <draw:image xlink:href="Pictures/10000000000000E4000000DDBCE0C723899CF6D3.png" xlink:type="simple" xlink:show="embed" xlink:actuate="onLoad">
            <text:p/>
          </draw:image>
        </draw:frame>
        <draw:frame presentation:style-name="pr5" draw:text-style-name="P4" draw:layer="layout" svg:width="20.715cm" svg:height="3.2cm" svg:x="4.885cm" svg:y="17cm" presentation:class="outline" presentation:user-transformed="true">
          <draw:text-box>
            <text:list text:style-name="L3">
              <text:list-header>
                <text:p>経営支援：アプリが現場の声を吸い上げ、</text:p>
                <text:p>　　　　　経営者に改善を提案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サービス概要：コトタリ君</text:p>
          </draw:text-box>
        </draw:frame>
        <draw:custom-shape draw:style-name="gr6" draw:text-style-name="P6" draw:layer="layout" svg:width="6.382cm" svg:height="2.4cm" svg:x="18.818cm" svg:y="14.6cm">
          <text:p text:style-name="P5"><text:span text:style-name="T1">言語理解</text:span><text:span text:style-name="T1">:</text:span></text:p>
          <text:p text:style-name="P5"><text:span text:style-name="T1">文レベルの分析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608cm" svg:height="2.299cm" svg:x="18.818cm" svg:y="17.101cm">
          <draw:text-box>
            <text:p><text:span text:style-name="T1">計</text:span><text:span text:style-name="T1">:4API</text:span></text:p>
            <text:p><text:span text:style-name="T1">総利用回数</text:span><text:span text:style-name="T1">:10</text:span><text:span text:style-name="T1">回</text:span></text:p>
          </draw:text-box>
        </draw:frame>
        <draw:frame draw:style-name="gr2" draw:text-style-name="P2" draw:layer="layout" svg:width="3.295cm" svg:height="4.637cm" svg:x="0.305cm" svg:y="6.256cm">
          <draw:image xlink:href="Pictures/10000000000000BD0000010A49C7C43998BB456E.png" xlink:type="simple" xlink:show="embed" xlink:actuate="onLoad">
            <text:p/>
          </draw:image>
        </draw:frame>
        <draw:frame presentation:style-name="pr4" draw:text-style-name="P8" draw:layer="layout" svg:width="9.8cm" svg:height="1.556cm" svg:x="0.6cm" svg:y="4.7cm">
          <draw:text-box>
            <text:list text:style-name="L3">
              <text:list-header>
                <text:p><text:span text:style-name="T2">現場からの不満</text:span></text:p>
              </text:list-header>
            </text:list>
          </draw:text-box>
        </draw:frame>
        <draw:frame draw:style-name="gr8" draw:text-style-name="P7" draw:layer="layout" svg:width="7.474cm" svg:height="1.275cm" svg:x="10.326cm" svg:y="5.6cm">
          <draw:text-box>
            <text:p><text:span text:style-name="T1">不満から課題へ集約</text:span></text:p>
          </draw:text-box>
        </draw:frame>
        <draw:custom-shape draw:style-name="gr4" draw:text-style-name="P5" draw:layer="layout" svg:width="5cm" svg:height="2.6cm" svg:x="11.608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8" draw:layer="layout" svg:width="9.8cm" svg:height="1.556cm" svg:x="17.6cm" svg:y="4.7cm">
          <draw:text-box>
            <text:list text:style-name="L3">
              <text:list-header>
                <text:p><text:span text:style-name="T2">課題キーワード</text:span></text:p>
              </text:list-header>
            </text:list>
          </draw:text-box>
        </draw:frame>
        <draw:frame draw:style-name="gr9" draw:text-style-name="P7" draw:layer="layout" svg:width="7.474cm" svg:height="3.323cm" svg:x="18.383cm" svg:y="6.135cm">
          <draw:text-box>
            <text:p><text:span text:style-name="T1">・会議、生産性効率</text:span></text:p>
            <text:p><text:span text:style-name="T1">・</text:span><text:span text:style-name="T1">PC</text:span><text:span text:style-name="T1">、スペック</text:span></text:p>
            <text:p><text:span text:style-name="T1">・残業、多い</text:span></text:p>
          </draw:text-box>
        </draw:frame>
        <draw:custom-shape draw:style-name="gr10" draw:text-style-name="P5" draw:layer="layout" svg:width="1.6cm" svg:height="3.392cm" draw:transform="rotate (-1.58091923645646) translate (23.708cm 10.234cm)">
          <text:p/>
          <draw:enhanced-geometry svg:viewBox="0 0 21600 21600" draw:text-areas="0 ?f0 ?f5 ?f2" draw:type="right-arrow" draw:modifiers="10139.7923875433 2948.096885813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cm" svg:height="2.6cm" draw:transform="rotate (-3.1393237255622) translate (16.503cm 17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9.818cm" svg:height="3.417cm" svg:x="9.8cm" svg:y="12.183cm">
          <draw:text-box>
            <text:p><text:span text:style-name="T1">メリット</text:span><text:span text:style-name="T3">、</text:span><text:span text:style-name="T1">デメリット、</text:span></text:p>
            <text:p><text:span text:style-name="T1">解決策の文章を取得</text:span></text:p>
          </draw:text-box>
        </draw:frame>
        <draw:frame draw:style-name="gr2" draw:text-style-name="P2" draw:layer="layout" svg:width="5.2cm" svg:height="5.04cm" svg:x="2.6cm" svg:y="14.4cm">
          <draw:image xlink:href="Pictures/10000000000000E4000000DDBCE0C723899CF6D3.png" xlink:type="simple" xlink:show="embed" xlink:actuate="onLoad">
            <text:p/>
          </draw:image>
        </draw:frame>
        <draw:frame presentation:style-name="pr4" draw:text-style-name="P8" draw:layer="layout" svg:width="7.8cm" svg:height="1.556cm" svg:x="0.8cm" svg:y="12.6cm">
          <draw:text-box>
            <text:list text:style-name="L3">
              <text:list-header>
                <text:p><text:span text:style-name="T2">労働環境改善</text:span></text:p>
              </text:list-header>
            </text:list>
          </draw:text-box>
        </draw:frame>
        <draw:frame draw:style-name="gr12" draw:text-style-name="P10" draw:layer="layout" svg:width="9.1cm" svg:height="3.323cm" svg:x="3cm" svg:y="7cm">
          <draw:text-box>
            <text:p><text:span text:style-name="T1">・残業が多くて辛い</text:span></text:p>
            <text:p><text:span text:style-name="T1">・会議が長過ぎ</text:span></text:p>
            <text:p><text:span text:style-name="T1">・</text:span><text:span text:style-name="T1">PC</text:span><text:span text:style-name="T1">のスペックが低い</text:span></text:p>
          </draw:text-box>
        </draw:frame>
        <draw:frame draw:style-name="gr2" draw:text-style-name="P2" draw:layer="layout" svg:width="4.788cm" svg:height="2.486cm" svg:x="19.618cm" svg:y="12cm">
          <draw:image xlink:href="Pictures/10000201000000B50000005E2C9664509C10A6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サービス概要：コトタリ君</text:p>
          </draw:text-box>
        </draw:frame>
        <draw:frame presentation:style-name="pr4" draw:text-style-name="P8" draw:layer="layout" svg:width="9.8cm" svg:height="1.556cm" svg:x="17.6cm" svg:y="4.7cm">
          <draw:text-box>
            <text:list text:style-name="L3">
              <text:list-header>
                <text:p><text:span text:style-name="T2">課題キーワード</text:span></text:p>
              </text:list-header>
            </text:list>
          </draw:text-box>
        </draw:frame>
        <draw:frame draw:style-name="gr9" draw:text-style-name="P7" draw:layer="layout" svg:width="7.474cm" svg:height="3.323cm" svg:x="18.383cm" svg:y="6.135cm">
          <draw:text-box>
            <text:p><text:span text:style-name="T1">・会議、生産性効率</text:span></text:p>
            <text:p><text:span text:style-name="T1">・</text:span><text:span text:style-name="T1">PC</text:span><text:span text:style-name="T1">、スペック</text:span></text:p>
            <text:p><text:span text:style-name="T1">・残業、多い</text:span></text:p>
          </draw:text-box>
        </draw:frame>
        <draw:custom-shape draw:style-name="gr10" draw:text-style-name="P5" draw:layer="layout" svg:width="1.6cm" svg:height="3.392cm" draw:transform="rotate (-1.58091923645646) translate (23.708cm 10.234cm)">
          <text:p/>
          <draw:enhanced-geometry svg:viewBox="0 0 21600 21600" draw:text-areas="0 ?f0 ?f5 ?f2" draw:type="right-arrow" draw:modifiers="10139.7923875433 2948.096885813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788cm" svg:height="2.486cm" svg:x="19.618cm" svg:y="12cm">
          <draw:image xlink:href="Pictures/10000201000000B50000005E2C9664509C10A6B0.png" xlink:type="simple" xlink:show="embed" xlink:actuate="onLoad">
            <text:p/>
          </draw:image>
        </draw:frame>
        <draw:frame draw:style-name="gr13" draw:text-style-name="P2" draw:layer="layout" svg:width="17.723cm" svg:height="14.6cm" svg:x="0.477cm" svg:y="5.2cm">
          <draw:image xlink:href="Pictures/1000000000000779000000E8B7D855E7C9E198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サービス概要：コトタリ君</text:p>
          </draw:text-box>
        </draw:frame>
        <draw:frame draw:style-name="gr14" draw:text-style-name="P2" draw:layer="layout" svg:width="21.208cm" svg:height="16.799cm" svg:x="2.2cm" svg:y="3.8cm">
          <draw:image xlink:href="Pictures/100000000000076F000002FC8292DEA6FA10DF87.png" xlink:type="simple" xlink:show="embed" xlink:actuate="onLoad">
            <text:p/>
          </draw:image>
        </draw:frame>
        <draw:frame draw:style-name="gr15" draw:text-style-name="P2" draw:layer="layout" svg:width="8.82cm" svg:height="16.673cm" svg:x="14.718cm" svg:y="3.8cm">
          <draw:image xlink:href="Pictures/100000000000076F000002FC8292DEA6FA10DF87.png" xlink:type="simple" xlink:show="embed" xlink:actuate="onLoad">
            <text:p/>
          </draw:image>
        </draw:frame>
        <draw:line draw:style-name="gr16" draw:text-style-name="P12" draw:layer="layout" svg:x1="8.2cm" svg:y1="14.2cm" svg:x2="15.2cm" svg:y2="12.2cm">
          <text:p text:style-name="P5"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サービス概要：コトタリ君</text:p>
          </draw:text-box>
        </draw:frame>
        <draw:custom-shape draw:style-name="gr6" draw:text-style-name="P6" draw:layer="layout" svg:width="6.382cm" svg:height="2.4cm" svg:x="18.818cm" svg:y="14.6cm">
          <text:p text:style-name="P13"><text:span text:style-name="T1">言語理解</text:span><text:span text:style-name="T1">:</text:span></text:p>
          <text:p text:style-name="P13"><text:span text:style-name="T1">文レベルの分析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608cm" svg:height="2.299cm" svg:x="18.818cm" svg:y="17.101cm">
          <draw:text-box>
            <text:p text:style-name="P14"><text:span text:style-name="T1">計</text:span><text:span text:style-name="T1">:4API</text:span></text:p>
            <text:p text:style-name="P14"><text:span text:style-name="T1">総利用回数</text:span><text:span text:style-name="T1">:10</text:span><text:span text:style-name="T1">回</text:span></text:p>
          </draw:text-box>
        </draw:frame>
        <draw:custom-shape draw:style-name="gr10" draw:text-style-name="P5" draw:layer="layout" svg:width="1.6cm" svg:height="3.392cm" draw:transform="rotate (-1.58091923645646) translate (23.708cm 10.234cm)">
          <text:p/>
          <draw:enhanced-geometry svg:viewBox="0 0 21600 21600" draw:text-areas="0 ?f0 ?f5 ?f2" draw:type="right-arrow" draw:modifiers="10139.7923875433 2948.096885813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cm" svg:height="2.6cm" draw:transform="rotate (-3.1393237255622) translate (16.503cm 17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9.818cm" svg:height="3.417cm" svg:x="9.8cm" svg:y="12.183cm">
          <draw:text-box>
            <text:p text:style-name="P15"><text:span text:style-name="T1">メリット</text:span><text:span text:style-name="T3">、</text:span><text:span text:style-name="T1">デメリット、</text:span></text:p>
            <text:p text:style-name="P15"><text:span text:style-name="T1">解決策の文章を取得</text:span></text:p>
          </draw:text-box>
        </draw:frame>
        <draw:frame draw:style-name="gr2" draw:text-style-name="P2" draw:layer="layout" svg:width="4.788cm" svg:height="2.486cm" svg:x="19.618cm" svg:y="12cm">
          <draw:image xlink:href="Pictures/10000201000000B50000005E2C9664509C10A6B0.png" xlink:type="simple" xlink:show="embed" xlink:actuate="onLoad">
            <text:p/>
          </draw:image>
        </draw:frame>
        <draw:frame draw:style-name="gr17" draw:text-style-name="P2" draw:layer="layout" svg:width="22.821cm" svg:height="15.64cm" svg:x="0.379cm" svg:y="4cm">
          <draw:image xlink:href="Pictures/100000000000076F000002FC8292DEA6FA10DF87.png" xlink:type="simple" xlink:show="embed" xlink:actuate="onLoad">
            <text:p/>
          </draw:image>
        </draw:frame>
        <draw:frame draw:style-name="gr18" draw:text-style-name="P2" draw:layer="layout" svg:width="21.599cm" svg:height="11.8cm" svg:x="6.4cm" svg:y="8.6cm">
          <draw:image xlink:href="Pictures/100000000000076F000002FC8292DEA6FA10DF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サービス概要：コトタリ君</text:p>
          </draw:text-box>
        </draw:frame>
        <draw:frame draw:style-name="gr19" draw:text-style-name="P2" draw:layer="layout" svg:width="21.8cm" svg:height="16.861cm" svg:x="2.8cm" svg:y="4cm">
          <draw:image xlink:href="Pictures/1000000000000771000002F0193344F36F43BF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デモンストレーション</text:p>
          </draw:text-box>
        </draw:frame>
        <draw:frame presentation:style-name="pr9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まとめ</text:p>
          </draw:text-box>
        </draw:frame>
        <draw:frame presentation:style-name="pr9" draw:layer="layout" svg:width="18.2cm" svg:height="1.4cm" svg:x="5.124cm" svg:y="11.3cm" presentation:class="outline" presentation:user-transformed="true">
          <draw:text-box>
            <text:list text:style-name="L3">
              <text:list-item>
                <text:p>不満の収集方法（音声 or 文書投稿）</text:p>
              </text:list-item>
              <text:list-item>
                <text:p>キーワード自動生成</text:p>
              </text:list-item>
              <text:list-item>
                <text:p>解決案の優先付け・最適化</text:p>
              </text:list-item>
            </text:list>
          </draw:text-box>
        </draw:frame>
        <draw:frame presentation:style-name="pr4" draw:text-style-name="P16" draw:layer="layout" svg:width="9.1cm" svg:height="1.556cm" svg:x="9.3cm" svg:y="4.044cm">
          <draw:text-box>
            <text:list text:style-name="L3">
              <text:list-header>
                <text:p text:style-name="P5"><text:span text:style-name="T4">コトタリ君</text:span></text:p>
              </text:list-header>
            </text:list>
          </draw:text-box>
        </draw:frame>
        <draw:frame draw:style-name="gr20" draw:text-style-name="P17" draw:layer="layout" svg:width="25.9cm" svg:height="3.223cm" svg:x="1.05cm" svg:y="18.377cm">
          <draw:text-box>
            <text:p text:style-name="P5"><text:span text:style-name="T5">現場と経営者を</text:span><text:span text:style-name="T6">ダイレクト</text:span><text:span text:style-name="T5">に繋ぐ経営支援へ</text:span></text:p>
          </draw:text-box>
        </draw:frame>
        <draw:custom-shape draw:style-name="gr5" draw:text-style-name="P5" draw:layer="layout" svg:width="4.6cm" svg:height="1cm" draw:transform="rotate (-3.1388001267866) translate (16.251cm 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06cm" svg:height="4.14cm" svg:x="0.74cm" svg:y="11.46cm">
          <draw:image xlink:href="Pictures/10000000000000BD0000010A49C7C43998BB456E.png" xlink:type="simple" xlink:show="embed" xlink:actuate="onLoad">
            <text:p/>
          </draw:image>
        </draw:frame>
        <draw:frame draw:style-name="gr2" draw:text-style-name="P2" draw:layer="layout" svg:width="4.333cm" svg:height="4.2cm" svg:x="23.4cm" svg:y="11.4cm">
          <draw:image xlink:href="Pictures/10000000000000E4000000DDBCE0C723899CF6D3.png" xlink:type="simple" xlink:show="embed" xlink:actuate="onLoad">
            <text:p/>
          </draw:image>
        </draw:frame>
        <draw:frame presentation:style-name="pr5" draw:text-style-name="P4" draw:layer="layout" svg:width="7.6cm" svg:height="1.6cm" svg:x="3.2cm" svg:y="10cm" presentation:class="outline" presentation:user-transformed="true">
          <draw:text-box>
            <text:list text:style-name="L3">
              <text:list-header>
                <text:p>今後の展望：</text:p>
                <text:p/>
                <text:p/>
                <text:p/>
              </text:list-header>
            </text:list>
          </draw:text-box>
        </draw:frame>
        <draw:frame presentation:style-name="pr5" draw:text-style-name="P4" draw:layer="layout" svg:width="23cm" svg:height="1.6cm" svg:x="3.2cm" svg:y="6cm" presentation:class="outline" presentation:user-transformed="true">
          <draw:text-box>
            <text:list text:style-name="L3">
              <text:list-header>
                <text:p>概要：</text:p>
                <text:p/>
                <text:p/>
                <text:p/>
                <text:p/>
              </text:list-header>
            </text:list>
          </draw:text-box>
        </draw:frame>
        <draw:frame presentation:style-name="pr5" draw:text-style-name="P4" draw:layer="layout" svg:width="23cm" svg:height="1.6cm" svg:x="5.1cm" svg:y="7.3cm" presentation:class="outline" presentation:user-transformed="true">
          <draw:text-box>
            <text:list text:style-name="L3">
              <text:list-item>
                <text:p>現場の声を吸い上げて、上司に改善を提案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0:18:14.699000000</meta:creation-date>
    <meta:editing-duration>PT1H42M46S</meta:editing-duration>
    <meta:editing-cycles>25</meta:editing-cycles>
    <meta:generator>LibreOffice/5.4.4.2$Windows_X86_64 LibreOffice_project/2524958677847fb3bb44820e40380acbe820f960</meta:generator>
    <dc:date>2018-01-28T15:21:16.516000000</dc:date>
    <meta:document-statistic meta:object-count="1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